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12"/>
        <table:table-column table:style-name="co1" table:number-columns-repeated="4" table:default-cell-style-name="ce16"/>
        <table:table-column table:style-name="co1" table:number-columns-repeated="12" table:default-cell-style-name="ce17"/>
        <table:table-column table:style-name="co1" table:number-columns-repeated="3" table:default-cell-style-name="ce18"/>
        <table:table-row table:style-name="ro1" table:number-rows-repeated="3">
          <table:table-cell/>
          <table:table-cell table:style-name="Default" table:number-columns-repeated="22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SUMA</text:p>
          </table:table-cell>
          <table:table-cell table:style-name="ce4" office:value-type="string">
            <text:p>MEDIA</text:p>
          </table:table-cell>
          <table:table-cell table:style-name="ce4" office:value-type="string">
            <text:p>DESV.TIPICA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6" office:value-type="string">
            <text:p>Q</text:p>
          </table:table-cell>
          <table:table-cell table:style-name="ce11" office:value-type="string">
            <text:p>S</text:p>
          </table:table-cell>
          <table:table-cell table:number-columns-repeated="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E6:.T6])" office:value-type="float" office:value="26">
            <text:p>26</text:p>
          </table:table-cell>
          <table:table-cell table:formula="oooc:=AVERAGE([.E6:.T6])" office:value-type="float" office:value="1.625">
            <text:p>1,63</text:p>
          </table:table-cell>
          <table:table-cell table:formula="oooc:=STDEV([.E6:.T6])" office:value-type="float" office:value="1.31021626713557">
            <text:p>1,31</text:p>
          </table:table-cell>
        </table:table-row>
        <table:table-row table:style-name="ro1">
          <table:table-cell/>
          <table:table-cell table:style-name="ce2" office:value-type="float" office:value="2" table:number-columns-spanned="1" table:number-rows-spanned="2">
            <text:p>2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table:formula="oooc:=SUM([.E7:.T7])" office:value-type="float" office:value="27" table:number-columns-spanned="1" table:number-rows-spanned="2">
            <text:p>27</text:p>
          </table:table-cell>
          <table:table-cell table:formula="oooc:=AVERAGE([.E7:.T7])" office:value-type="float" office:value="1.6875" table:number-columns-spanned="1" table:number-rows-spanned="2">
            <text:p>1,69</text:p>
          </table:table-cell>
          <table:table-cell table:formula="oooc:=STDEV([.E7:.T7])" office:value-type="float" office:value="1.40089257261219" table:number-columns-spanned="1" table:number-rows-spanned="2">
            <text:p>1,4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3" table:number-columns-spanned="1" table:number-rows-spanned="2">
            <text:p>3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table:formula="oooc:=SUM([.E9:.T9])" office:value-type="float" office:value="27" table:number-columns-spanned="1" table:number-rows-spanned="2">
            <text:p>27</text:p>
          </table:table-cell>
          <table:table-cell table:formula="oooc:=AVERAGE([.E9:.T9])" office:value-type="float" office:value="1.6875" table:number-columns-spanned="1" table:number-rows-spanned="2">
            <text:p>1,69</text:p>
          </table:table-cell>
          <table:table-cell table:formula="oooc:=STDEV([.E9:.T9])" office:value-type="float" office:value="1.40089257261219" table:number-columns-spanned="1" table:number-rows-spanned="2">
            <text:p>1,4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4" table:number-columns-spanned="1" table:number-rows-spanned="2">
            <text:p>4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0" table:number-columns-spanned="1" table:number-rows-spanned="2">
            <text:p>0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table:formula="oooc:=SUM([.E11:.T11])" office:value-type="float" office:value="25" table:number-columns-spanned="1" table:number-rows-spanned="2">
            <text:p>25</text:p>
          </table:table-cell>
          <table:table-cell table:formula="oooc:=AVERAGE([.E11:.T11])" office:value-type="float" office:value="1.5625" table:number-columns-spanned="1" table:number-rows-spanned="2">
            <text:p>1,56</text:p>
          </table:table-cell>
          <table:table-cell table:formula="oooc:=STDEV([.E11:.T11])" office:value-type="float" office:value="1.36473440639562" table:number-columns-spanned="1" table:number-rows-spanned="2">
            <text:p>1,36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5" table:number-columns-spanned="1" table:number-rows-spanned="2">
            <text:p>5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0" table:number-columns-spanned="1" table:number-rows-spanned="2">
            <text:p>0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table:style-name="ce17"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table:formula="oooc:=SUM([.E13:.T13])" office:value-type="float" office:value="24" table:number-columns-spanned="1" table:number-rows-spanned="2">
            <text:p>24</text:p>
          </table:table-cell>
          <table:table-cell table:formula="oooc:=AVERAGE([.E13:.T13])" office:value-type="float" office:value="1.5" table:number-columns-spanned="1" table:number-rows-spanned="2">
            <text:p>1,5</text:p>
          </table:table-cell>
          <table:table-cell table:formula="oooc:=STDEV([.E13:.T13])" office:value-type="float" office:value="1.4142135623731" table:number-columns-spanned="1" table:number-rows-spanned="2">
            <text:p>1,41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C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6" table:number-columns-spanned="1" table:number-rows-spanned="3">
            <text:p>6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15:.T15])" office:value-type="float" office:value="23" table:number-columns-spanned="1" table:number-rows-spanned="3">
            <text:p>23</text:p>
          </table:table-cell>
          <table:table-cell table:formula="oooc:=AVERAGE([.E15:.T15])" office:value-type="float" office:value="1.4375" table:number-columns-spanned="1" table:number-rows-spanned="3">
            <text:p>1,44</text:p>
          </table:table-cell>
          <table:table-cell table:formula="oooc:=STDEV([.E15:.T15])" office:value-type="float" office:value="1.31497781983829" table:number-columns-spanned="1" table:number-rows-spanned="3">
            <text:p>1,31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7" table:number-columns-spanned="1" table:number-rows-spanned="3">
            <text:p>7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18:.T18])" office:value-type="float" office:value="23" table:number-columns-spanned="1" table:number-rows-spanned="3">
            <text:p>23</text:p>
          </table:table-cell>
          <table:table-cell table:formula="oooc:=AVERAGE([.E18:.T18])" office:value-type="float" office:value="1.4375" table:number-columns-spanned="1" table:number-rows-spanned="3">
            <text:p>1,44</text:p>
          </table:table-cell>
          <table:table-cell table:formula="oooc:=STDEV([.E18:.T18])" office:value-type="float" office:value="1.31497781983829" table:number-columns-spanned="1" table:number-rows-spanned="3">
            <text:p>1,31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8" table:number-columns-spanned="1" table:number-rows-spanned="3">
            <text:p>8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0" table:number-columns-spanned="1" table:number-rows-spanned="3">
            <text:p>0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21:.T21])" office:value-type="float" office:value="22" table:number-columns-spanned="1" table:number-rows-spanned="3">
            <text:p>22</text:p>
          </table:table-cell>
          <table:table-cell table:formula="oooc:=AVERAGE([.E21:.T21])" office:value-type="float" office:value="1.375" table:number-columns-spanned="1" table:number-rows-spanned="3">
            <text:p>1,38</text:p>
          </table:table-cell>
          <table:table-cell table:formula="oooc:=STDEV([.E21:.T21])" office:value-type="float" office:value="1.36014705087354" table:number-columns-spanned="1" table:number-rows-spanned="3">
            <text:p>1,36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9" table:number-columns-spanned="1" table:number-rows-spanned="3">
            <text:p>9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24:.T24])" office:value-type="float" office:value="23" table:number-columns-spanned="1" table:number-rows-spanned="3">
            <text:p>23</text:p>
          </table:table-cell>
          <table:table-cell table:formula="oooc:=AVERAGE([.E24:.T24])" office:value-type="float" office:value="1.4375" table:number-columns-spanned="1" table:number-rows-spanned="3">
            <text:p>1,44</text:p>
          </table:table-cell>
          <table:table-cell table:formula="oooc:=STDEV([.E24:.T24])" office:value-type="float" office:value="1.31497781983829" table:number-columns-spanned="1" table:number-rows-spanned="3">
            <text:p>1,31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10" table:number-columns-spanned="1" table:number-rows-spanned="3">
            <text:p>10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0" table:number-columns-spanned="1" table:number-rows-spanned="3">
            <text:p>0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27:.T27])" office:value-type="float" office:value="22" table:number-columns-spanned="1" table:number-rows-spanned="3">
            <text:p>22</text:p>
          </table:table-cell>
          <table:table-cell table:formula="oooc:=AVERAGE([.E27:.T27])" office:value-type="float" office:value="1.375" table:number-columns-spanned="1" table:number-rows-spanned="3">
            <text:p>1,38</text:p>
          </table:table-cell>
          <table:table-cell table:formula="oooc:=STDEV([.E27:.T27])" office:value-type="float" office:value="1.36014705087354" table:number-columns-spanned="1" table:number-rows-spanned="3">
            <text:p>1,36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11" table:number-columns-spanned="1" table:number-rows-spanned="3">
            <text:p>11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30:.T30])" office:value-type="float" office:value="23" table:number-columns-spanned="1" table:number-rows-spanned="3">
            <text:p>23</text:p>
          </table:table-cell>
          <table:table-cell table:formula="oooc:=AVERAGE([.E30:.T30])" office:value-type="float" office:value="1.4375" table:number-columns-spanned="1" table:number-rows-spanned="3">
            <text:p>1,44</text:p>
          </table:table-cell>
          <table:table-cell table:formula="oooc:=STDEV([.E30:.T30])" office:value-type="float" office:value="1.31497781983829" table:number-columns-spanned="1" table:number-rows-spanned="3">
            <text:p>1,31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S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12" table:number-columns-spanned="1" table:number-rows-spanned="3">
            <text:p>12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ce17" office:value-type="float" office:value="0" table:number-columns-spanned="1" table:number-rows-spanned="3">
            <text:p>0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33:.T33])" office:value-type="float" office:value="22" table:number-columns-spanned="1" table:number-rows-spanned="3">
            <text:p>22</text:p>
          </table:table-cell>
          <table:table-cell table:formula="oooc:=AVERAGE([.E33:.T33])" office:value-type="float" office:value="1.375" table:number-columns-spanned="1" table:number-rows-spanned="3">
            <text:p>1,38</text:p>
          </table:table-cell>
          <table:table-cell table:formula="oooc:=STDEV([.E33:.T33])" office:value-type="float" office:value="1.36014705087354" table:number-columns-spanned="1" table:number-rows-spanned="3">
            <text:p>1,36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2" office:value-type="float" office:value="13" table:number-columns-spanned="1" table:number-rows-spanned="3">
            <text:p>13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table:style-name="ce17" office:value-type="float" office:value="0" table:number-columns-spanned="1" table:number-rows-spanned="3">
            <text:p>0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3" table:number-columns-spanned="1" table:number-rows-spanned="3">
            <text:p>3</text:p>
          </table:table-cell>
          <table:table-cell table:style-name="ce17"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0" table:number-columns-spanned="1" table:number-rows-spanned="3">
            <text:p>0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1" table:number-columns-spanned="1" table:number-rows-spanned="3">
            <text:p>1</text:p>
          </table:table-cell>
          <table:table-cell office:value-type="float" office:value="3" table:number-columns-spanned="1" table:number-rows-spanned="3">
            <text:p>3</text:p>
          </table:table-cell>
          <table:table-cell office:value-type="float" office:value="0" table:number-columns-spanned="1" table:number-rows-spanned="3">
            <text:p>0</text:p>
          </table:table-cell>
          <table:table-cell table:formula="oooc:=SUM([.E36:.T36])" office:value-type="float" office:value="22" table:number-columns-spanned="1" table:number-rows-spanned="3">
            <text:p>22</text:p>
          </table:table-cell>
          <table:table-cell table:formula="oooc:=AVERAGE([.E36:.T36])" office:value-type="float" office:value="1.375" table:number-columns-spanned="1" table:number-rows-spanned="3">
            <text:p>1,38</text:p>
          </table:table-cell>
          <table:table-cell table:formula="oooc:=STDEV([.E36:.T36])" office:value-type="float" office:value="1.36014705087354" table:number-columns-spanned="1" table:number-rows-spanned="3">
            <text:p>1,36</text:p>
          </table:table-cell>
        </table:table-row>
        <table:table-row table:style-name="ro1">
          <table:table-cell/>
          <table:covered-table-cell/>
          <table:table-cell table:style-name="ce9" office:value-type="string">
            <text:p>C</text:p>
          </table:table-cell>
          <table:table-cell table:style-name="ce14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covered-table-cell/>
          <table:table-cell table:style-name="ce8" office:value-type="string">
            <text:p>A</text:p>
          </table:table-cell>
          <table:table-cell table:style-name="ce13" office:value-type="string">
            <text:p>M</text:p>
          </table:table-cell>
          <table:covered-table-cell table:number-columns-repeated="19"/>
        </table:table-row>
        <table:table-row table:style-name="ro1">
          <table:table-cell/>
          <table:table-cell table:style-name="ce4" office:value-type="string">
            <text:p>UJA</text:p>
          </table:table-cell>
          <table:table-cell table:style-name="ce10"/>
          <table:table-cell table:style-name="ce15"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SUM([.E39:.T39])" office:value-type="float" office:value="21">
            <text:p>21</text:p>
          </table:table-cell>
          <table:table-cell table:formula="oooc:=AVERAGE([.E39:.T39])" office:value-type="float" office:value="1.3125">
            <text:p>1,31</text:p>
          </table:table-cell>
          <table:table-cell table:formula="oooc:=STDEV([.E39:.T39])" office:value-type="float" office:value="1.40089257261219">
            <text:p>1,4</text:p>
          </table:table-cell>
        </table:table-row>
        <table:table-row table:style-name="ro1">
          <table:table-cell/>
          <table:table-cell table:style-name="Default" table:number-columns-repeated="22"/>
        </table:table-row>
        <table:table-row table:style-name="ro1">
          <table:table-cell/>
          <table:table-cell table:style-name="Default" table:number-columns-repeated="3"/>
          <table:table-cell table:style-name="ce18" table:formula="oooc:=SUM([.E6:.E39])" office:value-type="float" office:value="13">
            <text:p>13</text:p>
          </table:table-cell>
          <table:table-cell table:style-name="ce18" table:formula="oooc:=SUM([.F6:.F39])" office:value-type="float" office:value="42">
            <text:p>42</text:p>
          </table:table-cell>
          <table:table-cell table:style-name="ce18" table:formula="oooc:=SUM([.G6:.G39])" office:value-type="float" office:value="42">
            <text:p>42</text:p>
          </table:table-cell>
          <table:table-cell table:style-name="ce18" table:formula="oooc:=SUM([.H6:.H39])" office:value-type="float" office:value="24">
            <text:p>24</text:p>
          </table:table-cell>
          <table:table-cell table:style-name="ce18" table:formula="oooc:=SUM([.I6:.I39])" office:value-type="float" office:value="42">
            <text:p>42</text:p>
          </table:table-cell>
          <table:table-cell table:style-name="ce18" table:formula="oooc:=SUM([.J6:.J39])" office:value-type="float" office:value="1">
            <text:p>1</text:p>
          </table:table-cell>
          <table:table-cell table:style-name="ce18" table:formula="oooc:=SUM([.K6:.K39])" office:value-type="float" office:value="0">
            <text:p>0</text:p>
          </table:table-cell>
          <table:table-cell table:style-name="ce18" table:formula="oooc:=SUM([.L6:.L39])" office:value-type="float" office:value="42">
            <text:p>42</text:p>
          </table:table-cell>
          <table:table-cell table:style-name="ce18" table:formula="oooc:=SUM([.M6:.M39])" office:value-type="float" office:value="13">
            <text:p>13</text:p>
          </table:table-cell>
          <table:table-cell table:style-name="ce18" table:formula="oooc:=SUM([.N6:.N39])" office:value-type="float" office:value="5">
            <text:p>5</text:p>
          </table:table-cell>
          <table:table-cell table:style-name="ce18" table:formula="oooc:=SUM([.O6:.O39])" office:value-type="float" office:value="5">
            <text:p>5</text:p>
          </table:table-cell>
          <table:table-cell table:style-name="ce18" table:formula="oooc:=SUM([.P6:.P39])" office:value-type="float" office:value="27">
            <text:p>27</text:p>
          </table:table-cell>
          <table:table-cell table:style-name="ce18" table:formula="oooc:=SUM([.Q6:.Q39])" office:value-type="float" office:value="10">
            <text:p>10</text:p>
          </table:table-cell>
          <table:table-cell table:style-name="ce18" table:formula="oooc:=SUM([.R6:.R39])" office:value-type="float" office:value="22">
            <text:p>22</text:p>
          </table:table-cell>
          <table:table-cell table:style-name="ce18" table:formula="oooc:=SUM([.S6:.S39])" office:value-type="float" office:value="42">
            <text:p>42</text:p>
          </table:table-cell>
          <table:table-cell table:style-name="ce18" table:formula="oooc:=SUM([.T6:.T39])" office:value-type="float" office:value="0">
            <text:p>0</text:p>
          </table:table-cell>
          <table:table-cell table:style-name="Default"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28/06/2010</text:date>, <text:time>11:3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0-06-27T18:19:01</meta:creation-date>
    <dc:creator>sinai sinai</dc:creator>
    <dc:date>2010-06-28T11:37:50</dc:date>
    <meta:editing-cycles>14</meta:editing-cycles>
    <meta:editing-duration>PT6H26M43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381"/>
  </office:meta>
</office:document-meta>
</file>